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640000004B019EA13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.586cm"/>
    </style:style>
    <style:style style:name="pr8" style:family="presentation" style:parent-style-name="Default-outline1">
      <style:graphic-properties fo:min-height="2.6cm"/>
    </style:style>
    <style:style style:name="pr9" style:family="presentation" style:parent-style-name="Default-outline1">
      <style:graphic-properties fo:min-height="6.6cm"/>
    </style:style>
    <style:style style:name="pr10" style:family="presentation" style:parent-style-name="Default-outline1">
      <style:graphic-properties draw:auto-grow-height="true" fo:min-height="1.086cm"/>
    </style:style>
    <style:style style:name="pr11" style:family="presentation" style:parent-style-name="Default-outline1">
      <style:graphic-properties draw:auto-grow-height="true" fo:min-height="6.148cm"/>
    </style:style>
    <style:style style:name="pr12" style:family="presentation" style:parent-style-name="Default-outline1">
      <style:graphic-properties draw:auto-grow-height="true" fo:min-height="0.086cm"/>
    </style:style>
    <style:style style:name="pr13" style:family="presentation" style:parent-style-name="Default-outline1">
      <style:graphic-properties draw:auto-grow-height="true" fo:min-height="3.386cm"/>
    </style:style>
    <style:style style:name="co1" style:family="table-column">
      <style:table-column-properties style:column-width="7.865cm" style:use-optimal-column-width="false"/>
    </style:style>
    <style:style style:name="co2" style:family="table-column">
      <style:table-column-properties style:column-width="14.949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Calibri" style:font-family-generic="swiss" style:font-pitch="variable" fo:font-size="20pt" fo:font-weight="normal" style:font-family-asian="CMBX12" style:font-size-asian="20pt" style:font-weight-asian="normal" style:font-family-complex="CMBX12" style:font-size-complex="11pt" style:font-weight-complex="normal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T1" style:family="text">
      <style:text-properties fo:font-family="Calibri" style:font-family-generic="swiss" style:font-pitch="variable" fo:font-size="40pt" fo:font-weight="normal" style:font-family-asian="CMBX12" style:font-size-asian="40pt" style:font-weight-asian="normal" style:font-family-complex="CMBX12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28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7.936cm" svg:x="1.4cm" svg:y="0.837cm" presentation:class="subtitle" presentation:user-transformed="true">
          <draw:text-box>
            <text:p text:style-name="P1"><text:span text:style-name="T1">Ketterien kehitysmenetelmien käyttöönotto suurissa organisaatiois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Sisältö</text:p>
          </draw:text-box>
        </draw:frame>
        <draw:frame presentation:style-name="pr4" draw:layer="layout" svg:width="25.199cm" svg:height="13.86cm" svg:x="1.4cm" svg:y="4.914cm" presentation:class="outline">
          <draw:text-box>
            <text:p>1. Ketterät menetelmät</text:p>
            <text:p>2. Ketterien menetelmien käyttöönotto</text:p>
            <text:p>3. Kirjallisuustutkimuksen menetelmä</text:p>
            <text:p>4. Tutkimuksen tulokset</text:p>
            <text:p>5. Johtopäätökse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1. Ketterät menetelmät</text:p>
          </draw:text-box>
        </draw:frame>
        <draw:frame presentation:style-name="pr4" draw:layer="layout" svg:width="25.199cm" svg:height="13.86cm" svg:x="1.4cm" svg:y="4.914cm" presentation:class="outline">
          <draw:text-box>
            <text:p>Vaihtoehto suunnitelmavetoisille menetelmille</text:p>
            <text:list text:style-name="L2">
              <text:list-item>
                <text:list>
                  <text:list-item>
                    <text:p>Muutosten salliminen suunnitelmiin</text:p>
                  </text:list-item>
                  <text:list-item>
                    <text:p>Vastaaminen arvaamattoman maailman haasteisiin</text:p>
                  </text:list-item>
                </text:list>
              </text:list-item>
            </text:list>
            <text:p/>
            <text:p>Keskeiset piirteet</text:p>
            <text:list text:continue-numbering="true" text:style-name="L2">
              <text:list-item>
                <text:list>
                  <text:list-item>
                    <text:p>Inkrementaalinen suunnittelu</text:p>
                  </text:list-item>
                  <text:list-item>
                    <text:p>Korkean laadun tavoittelu</text:p>
                  </text:list-item>
                  <text:list-item>
                    <text:p>Ihmiskeskeisy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2. Ketterien menetelmien käyttöönott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Kokoaisvaltainen organisaatiomuutos</text:p>
              </text:list-item>
              <text:list-item>
                <text:p>Uuden työtavan omaksuminen</text:p>
                <text:list>
                  <text:list-item>
                    <text:list>
                      <text:list-item>
                        <text:p>Itseohjautuvuuden oppiminen</text:p>
                      </text:list-item>
                      <text:list-item>
                        <text:p>Muutosvastarinnan kitkeminen</text:p>
                      </text:list-item>
                    </text:list>
                  </text:list-item>
                </text:list>
              </text:list-item>
              <text:list-item>
                <text:p>Liiketoiminnan prosessien sopeuttaminen</text:p>
                <text:list>
                  <text:list-item>
                    <text:list>
                      <text:list-item>
                        <text:p>Pitkän tähtäimen suunnittelu</text:p>
                      </text:list-item>
                      <text:list-item>
                        <text:p>Sitoomuksien keventäminen</text:p>
                      </text:list-item>
                      <text:list-item>
                        <text:p>Asiakkaan mukana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 presentation:user-transformed="true">
          <draw:text-box>
            <text:p><text:span text:style-name="T2">3. Kirjallisuustutkimuksen menetelmä</text:span></text:p>
          </draw:text-box>
        </draw:frame>
        <draw:frame presentation:style-name="pr7" draw:layer="layout" svg:width="25.199cm" svg:height="1.586cm" svg:x="1.4cm" svg:y="4.914cm" presentation:class="outline" presentation:user-transformed="true">
          <draw:text-box>
            <text:p>Tutkimuskysymykset:</text:p>
          </draw:text-box>
        </draw:frame>
        <draw:frame presentation:style-name="pr8" draw:layer="layout" svg:width="25.199cm" svg:height="4.141cm" svg:x="1.401cm" svg:y="7.4cm" presentation:class="outline" presentation:user-transformed="true">
          <draw:text-box>
            <text:p><text:span text:style-name="T3">Mitkä tekijät vaikuttavat ketterän kehitysmallin organisaatiomuutoksen läpiviemiseen suuressa organisaatiossa?</text:span></text:p>
          </draw:text-box>
        </draw:frame>
        <draw:frame presentation:style-name="pr9" draw:layer="layout" svg:width="25.199cm" svg:height="6.6cm" svg:x="1.402cm" svg:y="12.50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Miksi organisaatiomuutokseen ryhdytään?</text:span></text:p>
                  </text:list-item>
                  <text:list-item>
                    <text:p><text:span text:style-name="T4">Minkälaisia organisaatiomuutoksia on raportoitu?</text:span></text:p>
                  </text:list-item>
                  <text:list-item>
                    <text:p><text:span text:style-name="T4">Mitkä ovat muutosprosessin menestyksen ja ongelmien tekijä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3.256cm" svg:x="1.4cm" svg:y="0.962cm" presentation:class="title" presentation:user-transformed="true">
          <draw:text-box>
            <text:p><text:span text:style-name="T2">3. Kirjallisuustutkimuksen menetelmä</text:span></text:p>
          </draw:text-box>
        </draw:frame>
        <draw:frame presentation:style-name="pr10" draw:layer="layout" svg:width="25.199cm" svg:height="1.381cm" svg:x="1.4cm" svg:y="4.914cm" presentation:class="outline" presentation:user-transformed="true">
          <draw:text-box>
            <text:p>Haku tietokantoihin</text:p>
          </draw:text-box>
        </draw:frame>
        <draw:frame draw:style-name="standard" draw:layer="layout" svg:width="22.813cm" svg:height="3.911cm" svg:x="2.686cm" svg:y="6.51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Näkökulma</text:span></text:p>
              </table:table-cell>
              <table:table-cell>
                <text:p><text:span text:style-name="T5">Avainsanat</text:span></text:p>
              </table:table-cell>
            </table:table-row>
            <table:table-row table:style-name="ro1" table:default-cell-style-name="ce2">
              <table:table-cell>
                <text:p>Ketterät menetelmät</text:p>
              </table:table-cell>
              <table:table-cell>
                <text:p><text:span text:style-name="T6">agile, scrum, lean, xp</text:span></text:p>
              </table:table-cell>
            </table:table-row>
            <table:table-row table:style-name="ro1" table:default-cell-style-name="ce2">
              <table:table-cell>
                <text:p><text:span text:style-name="T6">Organisaatiomuutos</text:span></text:p>
              </table:table-cell>
              <table:table-cell>
                <text:p><text:span text:style-name="T6">transformation, transition, change, migration</text:span></text:p>
              </table:table-cell>
            </table:table-row>
            <table:table-row table:style-name="ro1" table:default-cell-style-name="ce2">
              <table:table-cell>
                <text:p><text:span text:style-name="T6">Suuri organisaatio</text:span></text:p>
              </table:table-cell>
              <table:table-cell>
                <text:p><text:span text:style-name="T6">enterprise, organization, (large AND scale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layer="layout" svg:width="25.199cm" svg:height="6.302cm" svg:x="1.401cm" svg:y="11.752cm" presentation:class="outline" presentation:user-transformed="true">
          <draw:text-box>
            <text:p>Kirjallusuustutkimuksen aineisto</text:p>
            <text:list text:style-name="L2">
              <text:list-item>
                <text:list>
                  <text:list-item>
                    <text:p>1603 osumaa</text:p>
                  </text:list-item>
                  <text:list-item>
                    <text:p>117 lähdettä tarkasteltu tiivistelmän perusteella</text:p>
                  </text:list-item>
                  <text:list-item>
                    <text:p><text:span text:style-name="T7">30 ensisijaista tutkimuksta</text:span> valit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95cm" svg:x="1.4cm" svg:y="0.693cm" presentation:class="title" presentation:user-transformed="true">
          <draw:text-box>
            <text:p>4. Tutkimuksen tulokset:<text:line-break/>Perusteet organisaatiomuutokselle</text:p>
          </draw:text-box>
        </draw:frame>
        <draw:frame presentation:style-name="pr4" draw:layer="layout" svg:width="25.199cm" svg:height="13.86cm" svg:x="1.4cm" svg:y="4.914cm" presentation:class="outline">
          <draw:text-box>
            <text:p/>
            <text:list text:style-name="L2">
              <text:list-item>
                <text:p>Tarve tehostaa toimintaa</text:p>
              </text:list-item>
              <text:list-item>
                <text:p>Halu poistaa tiedostettuja ongelmia</text:p>
              </text:list-item>
              <text:list-item>
                <text:p>Tarve vastata markkinoiden muutoksiin nopeam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95cm" svg:x="1.4cm" svg:y="0.693cm" presentation:class="title" presentation:user-transformed="true">
          <draw:text-box>
            <text:p>4. Tutkimuksen tulokset:<text:line-break/>Haasteita</text:p>
          </draw:text-box>
        </draw:frame>
        <draw:frame presentation:style-name="pr4" draw:layer="layout" svg:width="25.199cm" svg:height="13.86cm" svg:x="1.4cm" svg:y="4.914cm" presentation:class="outline">
          <draw:text-box>
            <text:p/>
            <text:list text:style-name="L2">
              <text:list-item>
                <text:p>Johdon tuen puuttuminen</text:p>
              </text:list-item>
              <text:list-item>
                <text:p>Muutosvastarinta tai yli-innokkuus</text:p>
              </text:list-item>
              <text:list-item>
                <text:p>Vanhaan toimintatapaan palaaminen</text:p>
              </text:list-item>
              <text:list-item>
                <text:p>Pitkän tähtäimen suunnittelun puuttuminen</text:p>
              </text:list-item>
              <text:list-item>
                <text:p>Ristiriidat organisaation muiden ryhmien kanssa</text:p>
              </text:list-item>
              <text:list-item>
                <text:p>Puutteellinen varautuminen muutoks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95cm" svg:x="1.4cm" svg:y="0.693cm" presentation:class="title" presentation:user-transformed="true">
          <draw:text-box>
            <text:p>4. Tutkimuksen tulokset:<text:line-break/>Menestyksen tekijöitä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/>
            <text:list text:style-name="L2">
              <text:list-item>
                <text:p>Organisaation yhdensuuntaistaminen</text:p>
              </text:list-item>
              <text:list-item>
                <text:p>Valmennus</text:p>
              </text:list-item>
              <text:list-item>
                <text:p>Yhteisöllisyys</text:p>
              </text:list-item>
              <text:list-item>
                <text:p>Menetelmien sovittaminen organisaatioon</text:p>
              </text:list-item>
              <text:list-item>
                <text:p>Koulutus ja konsultointi</text:p>
              </text:list-item>
              <text:list-item>
                <text:p>Panostus tiloihin ja työkaluih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5. Johtopäätökset</text:p>
          </draw:text-box>
        </draw:frame>
        <draw:frame presentation:style-name="pr12" draw:layer="layout" svg:width="25.199cm" svg:height="4.695cm" svg:x="1.4cm" svg:y="4.914cm" presentation:class="outline" presentation:user-transformed="true">
          <draw:text-box>
            <text:p>Ensisijaiset tutkimukset</text:p>
            <text:list text:style-name="L2">
              <text:list-item>
                <text:list>
                  <text:list-item>
                    <text:p>Positiivinen suhtautuminen ketteriin menetelmiin</text:p>
                  </text:list-item>
                  <text:list-item>
                    <text:p>Vaihteleva laatu</text:p>
                  </text:list-item>
                </text:list>
              </text:list-item>
            </text:list>
          </draw:text-box>
        </draw:frame>
        <draw:frame presentation:style-name="pr13" draw:layer="layout" svg:width="25.199cm" svg:height="7.909cm" svg:x="1.401cm" svg:y="10.514cm" presentation:class="outline" presentation:user-transformed="true">
          <draw:text-box>
            <text:p>Tärkeimmät tekijät suuren mittakaavan käyttöönotossa</text:p>
            <text:list text:style-name="L2">
              <text:list-item>
                <text:list>
                  <text:list-item>
                    <text:p>Muutoksen johtaminen</text:p>
                  </text:list-item>
                  <text:list-item>
                    <text:p>Menetelmien räätälöinti</text:p>
                  </text:list-item>
                  <text:list-item>
                    <text:p>Yhteisöllisyyden rakentaminen</text:p>
                  </text:list-item>
                  <text:list-item>
                    <text:p>Panostukset: koulutus, konsultoin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estfull" draw:style="radial" draw:cx="50%" draw:cy="50%" draw:start-color="#e6e6e6" draw:end-color="#ffffff" draw:start-intensity="100%" draw:end-intensity="100%" draw:border="0%"/>
    <draw:fill-image draw:name="background" xlink:href="Pictures/1000020100000640000004B019EA135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 draw:fill-gradient-name="Restfull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Restfull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Verdana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8cm" svg:height="20.999cm" svg:x="0.032cm" svg:y="0.003cm">
        <draw:image xlink:href="Pictures/1000020100000640000004B019EA135C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1.4cm" svg:y="19.5cm" presentation:class="date-time">
        <draw:text-box>
          <text:p text:style-name="MP4"><text:span text:style-name="MT2">12.12.2012</text:span></text:p>
        </draw:text-box>
      </draw:frame>
      <draw:frame presentation:style-name="Mpr1" draw:text-style-name="MP5" draw:layer="backgroundobjects" svg:width="8.875cm" svg:height="1.079cm" svg:x="9.576cm" svg:y="19.5cm" presentation:class="footer">
        <draw:text-box>
          <text:p text:style-name="MP5"><text:span text:style-name="MT2">Kim Dikert</text:span></text:p>
        </draw:text-box>
      </draw:frame>
      <draw:frame presentation:style-name="Mpr1" draw:text-style-name="MP2" draw:layer="backgroundobjects" svg:width="6.523cm" svg:height="1.079cm" svg:x="20.076cm" svg:y="19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2H34M58S</meta:editing-duration>
    <meta:editing-cycles>17</meta:editing-cycles>
    <meta:generator>OpenOffice.org/3.2$Win32 OpenOffice.org_project/320m18$Build-9502</meta:generator>
    <dc:date>2012-12-12T10:53:24.23</dc:date>
    <dc:creator>Kim Dikert</dc:creator>
    <meta:document-statistic meta:object-count="66"/>
  </office:meta>
</office:document-meta>
</file>